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dauk" svg:font-family="Padauk"/>
    <style:font-face style:name="Win Researcher" svg:font-family="'Win Researcher'" style:font-pitch="variable"/>
    <style:font-face style:name="WinInnwa1" svg:font-family="WinInnwa" style:font-pitch="variable"/>
    <style:font-face style:name="WinInnwa" svg:font-family="WinInnwa" style:font-adornments="Normal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adornments="Extra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WinInnwa1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WinInnwa1"/>
    </style:style>
    <style:style style:name="P4" style:family="paragraph" style:parent-style-name="Burmese" style:list-style-name="L1"/>
    <style:style style:name="T1" style:family="text">
      <style:text-properties style:font-name="Win Researcher"/>
    </style:style>
    <style:style style:name="T2" style:family="text">
      <style:text-properties style:font-name="DejaVu Serif"/>
    </style:style>
    <style:style style:name="T3" style:family="text">
      <style:text-properties style:font-name="WinInnwa1"/>
    </style:style>
    <style:style style:name="T4" style:family="text">
      <style:text-properties style:font-name="WinInnwa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glish <text:span text:style-name="T3">jrefrm&amp;dkufaew,f/</text:span><text:span text:style-name="T1"> </text:span>Burmese</text:p>
      <text:p text:style-name="Burmese">jrefrmvdk <text:span text:style-name="T2">Burmese style </text:span>Armvdk</text:p>
      <text:list xml:id="list278527452" text:style-name="L1">
        <text:list-item>
          <text:p text:style-name="P4">jrefrm</text:p>
        </text:list-item>
        <text:list-item>
          <text:p text:style-name="P2">English</text:p>
        </text:list-item>
        <text:list-item>
          <text:p text:style-name="P2">Mix <text:span text:style-name="T3">a&amp;maew,f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&amp;if</text:p>
          </table:table-cell>
          <table:table-cell table:style-name="Table1.B1" office:value-type="string">
            <text:p text:style-name="Burmese">aumif;vm;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dauk" svg:font-family="Padauk"/>
    <style:font-face style:name="Win Researcher" svg:font-family="'Win Researcher'" style:font-pitch="variable"/>
    <style:font-face style:name="WinInnwa1" svg:font-family="WinInnwa" style:font-pitch="variable"/>
    <style:font-face style:name="WinInnwa" svg:font-family="WinInnwa" style:font-adornments="Normal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adornments="Extra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Padauk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Padauk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Padauk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Padauk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Padauk"/>
    </style:style>
    <style:style style:name="Burmese" style:family="paragraph" style:parent-style-name="Standard">
      <style:text-properties style:font-name="WinInnwa" style:font-size-asian="10.5pt" style:font-name-complex="DejaVu Sans1" style:font-weight-complex="15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8T21:19:04</meta:creation-date>
    <dc:date>2009-06-08T21:51:23</dc:date>
    <meta:editing-duration>PT00H17M38S</meta:editing-duration>
    <meta:editing-cycles>2</meta:editing-cycles>
    <meta:generator>OpenOffice.org/3.0$Linux OpenOffice.org_project/300m15$Build-9379</meta:generator>
    <meta:document-statistic meta:table-count="1" meta:image-count="0" meta:object-count="0" meta:page-count="1" meta:paragraph-count="7" meta:word-count="16" meta:character-count="104"/>
  </office:meta>
</office:document-meta>
</file>